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7072" calcext:value-type="float">
            <text:p>134.3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3288" calcext:value-type="float">
            <text:p>135.2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736" calcext:value-type="float">
            <text:p>131.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9056" calcext:value-type="float">
            <text:p>145.6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9616" calcext:value-type="float">
            <text:p>142.4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028" calcext:value-type="float">
            <text:p>139.4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2224" calcext:value-type="float">
            <text:p>138.9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6307</text:p>
          </table:table-cell>
          <table:table-cell office:value-type="string" calcext:value-type="string">
            <text:p>Spearman NE Quad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4768" calcext:value-type="float">
            <text:p>120.4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